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00a59" officeooo:paragraph-rsid="00200a59"/>
    </style:style>
    <style:style style:name="P2" style:family="paragraph" style:parent-style-name="Text_20_body">
      <style:text-properties officeooo:rsid="001cac80" officeooo:paragraph-rsid="001cac80"/>
    </style:style>
    <style:style style:name="P3" style:family="paragraph" style:parent-style-name="Text_20_body">
      <style:text-properties officeooo:rsid="00228860" officeooo:paragraph-rsid="0023d88f"/>
    </style:style>
    <style:style style:name="P4" style:family="paragraph" style:parent-style-name="Text_20_body">
      <style:text-properties officeooo:paragraph-rsid="001b97b8"/>
    </style:style>
    <style:style style:name="P5" style:family="paragraph" style:parent-style-name="Text_20_body">
      <style:text-properties officeooo:rsid="0021a460" officeooo:paragraph-rsid="0021a460"/>
    </style:style>
    <style:style style:name="P6" style:family="paragraph" style:parent-style-name="Text_20_body">
      <style:text-properties officeooo:paragraph-rsid="002993a5"/>
    </style:style>
    <style:style style:name="P7" style:family="paragraph" style:parent-style-name="Text_20_body">
      <style:text-properties style:text-line-through-style="none" style:text-line-through-type="none" officeooo:paragraph-rsid="002f0d6e"/>
    </style:style>
    <style:style style:name="P8" style:family="paragraph" style:parent-style-name="Title">
      <style:text-properties officeooo:rsid="0019d879" officeooo:paragraph-rsid="0019d879"/>
    </style:style>
    <style:style style:name="P9" style:family="paragraph" style:parent-style-name="Text_20_body">
      <style:text-properties style:text-line-through-style="none" style:text-line-through-type="none" officeooo:paragraph-rsid="001a098a"/>
    </style:style>
    <style:style style:name="P10" style:family="paragraph" style:parent-style-name="Heading_20_1">
      <style:text-properties officeooo:rsid="00200a59" officeooo:paragraph-rsid="00200a59"/>
    </style:style>
    <style:style style:name="P11" style:family="paragraph" style:parent-style-name="Heading_20_1">
      <style:text-properties officeooo:rsid="001b97b8" officeooo:paragraph-rsid="001b97b8"/>
    </style:style>
    <style:style style:name="P12" style:family="paragraph" style:parent-style-name="Heading_20_3">
      <style:text-properties officeooo:rsid="00277a57" officeooo:paragraph-rsid="00277a57"/>
    </style:style>
    <style:style style:name="P13" style:family="paragraph" style:parent-style-name="Heading_20_3">
      <style:text-properties officeooo:rsid="00200a59" officeooo:paragraph-rsid="00200a59"/>
    </style:style>
    <style:style style:name="P14" style:family="paragraph" style:parent-style-name="Heading_20_3">
      <style:text-properties officeooo:rsid="00207433" officeooo:paragraph-rsid="00207433"/>
    </style:style>
    <style:style style:name="P15" style:family="paragraph" style:parent-style-name="Heading_20_3">
      <style:text-properties officeooo:rsid="001b97b8" officeooo:paragraph-rsid="001b97b8"/>
    </style:style>
    <style:style style:name="P16" style:family="paragraph" style:parent-style-name="Heading_20_4">
      <style:text-properties officeooo:rsid="001b97b8" officeooo:paragraph-rsid="001b97b8"/>
    </style:style>
    <style:style style:name="P17" style:family="paragraph" style:parent-style-name="Heading_20_5">
      <style:text-properties officeooo:rsid="002993a5" officeooo:paragraph-rsid="002993a5"/>
    </style:style>
    <style:style style:name="P18" style:family="paragraph" style:parent-style-name="Heading_20_5">
      <style:text-properties officeooo:rsid="002f0d6e" officeooo:paragraph-rsid="002f0d6e"/>
    </style:style>
    <style:style style:name="P19" style:family="paragraph" style:parent-style-name="Heading_20_5">
      <style:text-properties officeooo:rsid="00228860" officeooo:paragraph-rsid="00228860"/>
    </style:style>
    <style:style style:name="P20" style:family="paragraph" style:parent-style-name="Heading_20_5">
      <style:text-properties officeooo:rsid="001cac80" officeooo:paragraph-rsid="001cac80"/>
    </style:style>
    <style:style style:name="T1" style:family="text">
      <style:text-properties officeooo:rsid="001a098a"/>
    </style:style>
    <style:style style:name="T2" style:family="text">
      <style:text-properties officeooo:rsid="001b97b8"/>
    </style:style>
    <style:style style:name="T3" style:family="text">
      <style:text-properties officeooo:rsid="001e5a06"/>
    </style:style>
    <style:style style:name="T4" style:family="text">
      <style:text-properties officeooo:rsid="001fb544"/>
    </style:style>
    <style:style style:name="T5" style:family="text">
      <style:text-properties officeooo:rsid="0021a460"/>
    </style:style>
    <style:style style:name="T6" style:family="text">
      <style:text-properties officeooo:rsid="00228860"/>
    </style:style>
    <style:style style:name="T7" style:family="text">
      <style:text-properties officeooo:rsid="0023d88f"/>
    </style:style>
    <style:style style:name="T8" style:family="text">
      <style:text-properties officeooo:rsid="00254681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35ca97"/>
    </style:style>
    <style:style style:name="T11" style:family="text">
      <style:text-properties officeooo:rsid="0026dbe0"/>
    </style:style>
    <style:style style:name="T12" style:family="text">
      <style:text-properties officeooo:rsid="0026fbfc"/>
    </style:style>
    <style:style style:name="T13" style:family="text">
      <style:text-properties style:font-name="Liberation Sans" fo:font-size="14pt" fo:font-weight="normal" officeooo:rsid="0026fbfc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14" style:family="text">
      <style:text-properties style:font-name="Liberation Sans" fo:font-size="14pt" fo:font-weight="normal" officeooo:rsid="0035ca97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15" style:family="text">
      <style:text-properties officeooo:rsid="002993a5"/>
    </style:style>
    <style:style style:name="T16" style:family="text">
      <style:text-properties officeooo:rsid="002a1574"/>
    </style:style>
    <style:style style:name="T17" style:family="text">
      <style:text-properties officeooo:rsid="002afb8a"/>
    </style:style>
    <style:style style:name="T18" style:family="text">
      <style:text-properties officeooo:rsid="002c9cd8"/>
    </style:style>
    <style:style style:name="T19" style:family="text">
      <style:text-properties officeooo:rsid="002f0d6e"/>
    </style:style>
    <style:style style:name="T20" style:family="text">
      <style:text-properties style:text-position="sub 58%" officeooo:rsid="002f0d6e"/>
    </style:style>
    <style:style style:name="T21" style:family="text">
      <style:text-properties style:text-position="0% 100%" officeooo:rsid="002f0d6e"/>
    </style:style>
    <style:style style:name="T22" style:family="text">
      <style:text-properties style:text-position="0% 100%" officeooo:rsid="003121f5"/>
    </style:style>
    <style:style style:name="T23" style:family="text">
      <style:text-properties style:text-position="0% 100%" officeooo:rsid="0031a882"/>
    </style:style>
    <style:style style:name="T24" style:family="text">
      <style:text-properties officeooo:rsid="0030a030"/>
    </style:style>
    <style:style style:name="T25" style:family="text">
      <style:text-properties officeooo:rsid="00355208"/>
    </style:style>
    <style:style style:name="T26" style:family="text">
      <style:text-properties officeooo:rsid="00358c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genial</text:p>
      <text:h text:style-name="Heading_20_1" text:outline-level="1">Idée :</text:h>
      <text:h text:style-name="P12" text:outline-level="3">Cahier des charges :</text:h>
      <text:p text:style-name="P9"><text:span text:style-name="T23"/></text:p>
      <text:h text:style-name="P10" text:outline-level="1">Fichier et dossiers :</text:h>
      <text:h text:style-name="P13" text:outline-level="3">Cgenial.odt :</text:h>
      <text:p text:style-name="P1">Ce <text:span text:style-name="T5">fichier</text:span> contient tout la documentation nécessaire pour comprendre mon projet. Il est organisé en différentes parties (titre 1 en rouges) étant le plus explicite possible.</text:p>
      <text:h text:style-name="P14" text:outline-level="3">Matériel.ods :</text:h>
      <text:p text:style-name="P5">Ce fichier contient tout le matériel que j’ai à ma disposition pour effectuer mon projet (souvent mis à jour).</text:p>
      <text:h text:style-name="P11" text:outline-level="1">Annexes :</text:h>
      <text:h text:style-name="P15" text:outline-level="3">Github :</text:h>
      <text:h text:style-name="P16" text:outline-level="4">Lien :</text:h>
      <text:p text:style-name="P4"><text:span text:style-name="T2">Git: </text:span><text:a xlink:type="simple" xlink:href="https://github.com/Mattool81974/CGenial.git" text:style-name="Internet_20_link" text:visited-style-name="Visited_20_Internet_20_Link">https://github.com/Mattool81974/CGenial.git</text:a></text:p>
      <text:p text:style-name="P4"><text:span text:style-name="T2">Repositorie : </text:span><text:a xlink:type="simple" xlink:href="https://github.com/Mattool81974/CGenial" text:style-name="Internet_20_link" text:visited-style-name="Visited_20_Internet_20_Link">Mattool81974/CGenial: Ce projet correspond à mon projet pour le concours "CGenial". (github.com)</text:a> </text:p>
      <text:h text:style-name="P16" text:outline-level="4">Suivie des commits :</text:h>
      <text:h text:style-name="P19" text:outline-level="5">Nomenclature :</text:h>
      <text:p text:style-name="P3">Tout les commits auront un nom respectant cette nomenclature : <text:span text:style-name="T26">A-</text:span>a-b-c-<text:span text:style-name="T7">d</text:span><text:span text:style-name="T12">. </text:span><text:span text:style-name="T26">La variable « A » représente le projet actuel (voir rubrique Idée).</text:span> La variable « a » représent<text:span text:style-name="T26">e</text:span> une version du projet. Une modification de ce matériel entre 2 commits veut dire que le projet a reçu une importante modification. La variable « b » désigne une sous version de la version « a ». Une modification de cette variable désigne une modification mineure dans le projet. Elle peut être remise à zéro quand <text:soft-page-break/>« a » est modifié. La variable « c » désigne la version du matériel utilisable (voir partie Fichier et dossiers→Matériel.ods). Elle ne dépend pas des autres variables. <text:span text:style-name="T7">La variable « d » désigne la version de ce document. </text:span><text:s/>Elle ne dépend pas des autres variables. <text:span text:style-name="T8">A chaque nouveau commit, la variable modifié sera souligné, ainsi que dans la description du commit la raison de ce changement.</text:span></text:p>
      <text:h text:style-name="P20" text:outline-level="5"><text:span text:style-name="T14">CGenial</text:span> <text:span text:style-name="T10">0</text:span>-1-<text:span text:style-name="T6">1-</text:span><text:span text:style-name="T11">1</text:span> :</text:h>
      <text:p text:style-name="P2"><text:span text:style-name="T9">Premier commit (de l’utilisateur).</text:span> Ajout du fichier Cgenial.odt (suivie du projet), Matériel.ods (suivie du matériel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ff0000" loext:opacity="100%" fo:font-size="5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ff0000" loext:opacity="100%" fo:font-size="2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20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5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8T16:27:22.429000000</meta:creation-date>
    <dc:date>2022-10-03T21:23:01.107000000</dc:date>
    <meta:editing-duration>PT1H30M13S</meta:editing-duration>
    <meta:editing-cycles>28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18" meta:word-count="258" meta:character-count="1590" meta:non-whitespace-character-count="1348"/>
  </office:meta>
</office:document-meta>
</file>